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e8bf6a" style:font-name="DejaVu Sans Mono" fo:font-size="11.5pt" fo:font-style="normal" fo:font-weight="normal" style:font-size-asian="11.5pt" style:font-style-asian="normal" style:font-weight-asian="normal"/>
    </style:style>
    <style:style style:name="T2" style:family="text">
      <style:text-properties fo:color="#bababa" style:font-name="DejaVu Sans Mono" fo:font-size="11.5pt" fo:font-style="normal" fo:font-weight="normal" style:font-size-asian="11.5pt" style:font-style-asian="normal" style:font-weight-asian="normal"/>
    </style:style>
    <style:style style:name="T3" style:family="text">
      <style:text-properties fo:color="#6a8759" style:font-name="DejaVu Sans Mono" fo:font-size="11.5pt" fo:font-style="normal" fo:font-weight="normal" style:font-size-asian="11.5pt" style:font-style-asian="normal" style:font-weight-asian="normal"/>
    </style:style>
    <style:style style:name="T4" style:family="text">
      <style:text-properties fo:color="#9876aa" style:font-name="DejaVu Sans Mono" fo:font-size="11.5pt" fo:font-style="normal" fo:font-weight="normal" style:font-size-asian="11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?</text:span><text:span text:style-name="T2">xml version=</text:span><text:span text:style-name="T3">"1.0" </text:span><text:span text:style-name="T2">encoding=</text:span><text:span text:style-name="T3">"utf-8"</text:span><text:span text:style-name="T1">?&gt;</text:span><text:line-break/><text:span text:style-name="T1">&lt;android.support.constraint.ConstraintLayout </text:span><text:span text:style-name="T2">xmlns:</text:span><text:span text:style-name="T4">android</text:span><text:span text:style-name="T2">=</text:span><text:span text:style-name="T3">"http://schemas.android.com/apk/res/android"</text:span><text:line-break/><text:span text:style-name="T3"> <text:s text:c="3"/></text:span><text:span text:style-name="T2">xmlns:</text:span><text:span text:style-name="T4">app</text:span><text:span text:style-name="T2">=</text:span><text:span text:style-name="T3">"http://schemas.android.com/apk/res-auto"</text:span><text:line-break/><text:span text:style-name="T3"> <text:s text:c="3"/></text:span><text:span text:style-name="T2">xmlns:</text:span><text:span text:style-name="T4">tools</text:span><text:span text:style-name="T2">=</text:span><text:span text:style-name="T3">"http://schemas.android.com/tools"</text:span><text:line-break/><text:span text:style-name="T3"> <text:s text:c="3"/></text:span><text:span text:style-name="T4">android</text:span><text:span text:style-name="T2">:layout_width=</text:span><text:span text:style-name="T3">"match_parent"</text:span><text:line-break/><text:span text:style-name="T3"> <text:s text:c="3"/></text:span><text:span text:style-name="T4">android</text:span><text:span text:style-name="T2">:layout_height=</text:span><text:span text:style-name="T3">"match_parent"</text:span><text:line-break/><text:span text:style-name="T3"> <text:s text:c="3"/></text:span><text:span text:style-name="T4">tools</text:span><text:span text:style-name="T2">:context=</text:span><text:span text:style-name="T3">".Main2Activity"</text:span><text:span text:style-name="T1">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=</text:span><text:span text:style-name="T3">"@+id/textView4"</text:span><text:line-break/><text:span text:style-name="T3"> <text:s text:c="7"/></text:span><text:span text:style-name="T4">android</text:span><text:span text:style-name="T2">:layout_width=</text:span><text:span text:style-name="T3">"353dp"</text:span><text:line-break/><text:span text:style-name="T3"> <text:s text:c="7"/></text:span><text:span text:style-name="T4">android</text:span><text:span text:style-name="T2">:layout_height=</text:span><text:span text:style-name="T3">"429dp"</text:span><text:line-break/><text:span text:style-name="T3"> <text:s text:c="7"/></text:span><text:span text:style-name="T4">android</text:span><text:span text:style-name="T2">:background=</text:span><text:span text:style-name="T3">"#00332F2F"</text:span><text:line-break/><text:span text:style-name="T3"> <text:s text:c="7"/></text:span><text:span text:style-name="T4">android</text:span><text:span text:style-name="T2">:text=</text:span><text:span text:style-name="T3">"Comments <text:s text:c="14"/>X"</text:span><text:line-break/><text:span text:style-name="T3"> <text:s text:c="7"/></text:span><text:span text:style-name="T4">android</text:span><text:span text:style-name="T2">:textSize=</text:span><text:span text:style-name="T3">"36sp"</text:span><text:line-break/><text:span text:style-name="T3"> <text:s text:c="7"/></text:span><text:span text:style-name="T4">tools</text:span><text:span text:style-name="T2">:layout_editor_absoluteX=</text:span><text:span text:style-name="T3">"26dp"</text:span><text:line-break/><text:span text:style-name="T3"> <text:s text:c="7"/></text:span><text:span text:style-name="T4">tools</text:span><text:span text:style-name="T2">:layout_editor_absoluteY=</text:span><text:span text:style-name="T3">"35dp" </text:span><text:span text:style-name="T1">/&gt;</text:span><text:line-break/><text:span text:style-name="T1">&lt;/android.support.constraint.ConstraintLayout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5:46:48.335555269</meta:creation-date>
    <dc:date>2020-04-09T15:47:28.005866603</dc:date>
    <meta:editing-duration>PT40S</meta:editing-duration>
    <meta:editing-cycles>1</meta:editing-cycles>
    <meta:document-statistic meta:table-count="0" meta:image-count="0" meta:object-count="0" meta:page-count="1" meta:paragraph-count="1" meta:word-count="22" meta:character-count="751" meta:non-whitespace-character-count="627"/>
    <meta:generator>LibreOffice/6.2.5.2$Linux_X86_64 LibreOffice_project/20$Build-2</meta:generator>
  </office:meta>
</office:document-meta>
</file>